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200000172559E68DCA8F30E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60pt" officeooo:rsid="000e927f" officeooo:paragraph-rsid="000e927f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Arial" fo:font-size="60pt" officeooo:rsid="000e927f" officeooo:paragraph-rsid="000e927f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40pt" officeooo:rsid="00153a3b" officeooo:paragraph-rsid="00153a3b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0pt" officeooo:rsid="00153a3b" officeooo:paragraph-rsid="00153a3b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0pt" officeooo:rsid="0017e2ec" officeooo:paragraph-rsid="0017e2ec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officeooo:rsid="00153a3b" officeooo:paragraph-rsid="00153a3b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153a3b" officeooo:paragraph-rsid="00153a3b" style:font-size-asian="8.75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111111"/>
      <style:paragraph-properties fo:text-align="center"/>
      <style:text-properties style:use-window-font-color="true" style:font-name="Arial" fo:font-size="66pt" fo:font-weight="bold" style:font-size-asian="66pt" style:font-weight-asian="bold" style:font-size-complex="66pt" style:font-weight-complex="bold"/>
    </style:style>
    <style:style style:name="T1" style:family="text">
      <style:text-properties style:use-window-font-color="true" style:font-name="Arial" fo:font-size="66pt" fo:font-weight="bold" style:font-size-asian="66pt" style:font-weight-asian="bold" style:font-size-complex="6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.102cm" svg:stroke-color="#000000" draw:marker-start-width="0.504cm" draw:marker-end-width="0.504cm" draw:fill="none" draw:fill-color="#111111" draw:textarea-horizontal-align="justify" draw:textarea-vertical-align="middle" draw:auto-grow-height="false" fo:min-height="3.11cm" fo:min-width="4.7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lt1" text:anchor-type="paragraph" svg:x="5.17cm" svg:y="0.365cm" svg:width="7.336cm" svg:height="7.336cm" draw:z-index="0"><draw:image xlink:href="Pictures/100000000000017200000172559E68DCA8F30EC8.png" xlink:type="simple" xlink:show="embed" xlink:actuate="onLoad"/></draw:frame><draw:custom-shape text:anchor-type="paragraph" draw:z-index="1" draw:name="Kujund1" draw:style-name="gr1" draw:text-style-name="P9" svg:width="4.772cm" svg:height="3.111cm" svg:x="0.238cm" svg:y="1.201cm"><text:p text:style-name="P8"><text:span text:style-name="T1">$t$</text:span></text:p><draw:enhanced-geometry svg:viewBox="0 0 21600 21600" draw:type="rectangle" draw:enhanced-path="M 0 0 L 21600 0 21600 21600 0 21600 0 0 Z N"/></draw:custom-shape></text:p>
      <text:p text:style-name="P1"/>
      <text:p text:style-name="P3"/>
      <text:p text:style-name="P3"/>
      <text:p text:style-name="P3">$playername$</text:p>
      <text:p text:style-name="P6"/>
      <text:p text:style-name="P4">$cd$</text:p>
      <text:p text:style-name="P3">$lcode$</text:p>
      <text:p text:style-name="P7"/>
      <text:p text:style-name="P5">$link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02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s Põldaru</meta:initial-creator>
    <meta:creation-date>2017-05-30T15:34:16.935990520</meta:creation-date>
    <meta:printed-by>Mattias Põldaru</meta:printed-by>
    <meta:print-date>2017-05-30T16:28:14.554499202</meta:print-date>
    <dc:date>2017-06-02T09:15:03.334312503</dc:date>
    <dc:creator>Mattias Põldaru</dc:creator>
    <meta:editing-duration>P1DT1H12M3S</meta:editing-duration>
    <meta:editing-cycles>9</meta:editing-cycles>
    <meta:generator>LibreOffice/5.3.3.2$Linux_X86_64 LibreOffice_project/30m0$Build-2</meta:generator>
    <meta:document-statistic meta:table-count="0" meta:image-count="1" meta:object-count="0" meta:page-count="1" meta:paragraph-count="4" meta:word-count="4" meta:character-count="29" meta:non-whitespace-character-count="29"/>
  </office:meta>
</office:document-meta>
</file>